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cc4" officeooo:paragraph-rsid="00176c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a@cscc2d60:~$ mysql -u mca22014 -p;</text:p>
      <text:p text:style-name="P1">Enter password: </text:p>
      <text:p text:style-name="P1">Welcome to the MySQL monitor. <text:s/>Commands end with ; or \g.</text:p>
      <text:p text:style-name="P1">Your MySQL connection id is 3</text:p>
      <text:p text:style-name="P1">Server version: 5.7.33-0ubuntu0.16.04.1 (Ubuntu)</text:p>
      <text:p text:style-name="P1"/>
      <text:p text:style-name="P1">Copyright (c) 2000, 2021, Oracle and/or its affiliates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use jobs;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desc jobs;</text:p>
      <text:p text:style-name="P1">+------------+-------------+------+-----+---------+----------------+</text:p>
      <text:p text:style-name="P1">| Field <text:s text:c="5"/>| Type <text:s text:c="7"/>| Null | Key | Default | Extra <text:s text:c="9"/>|</text:p>
      <text:p text:style-name="P1">+------------+-------------+------+-----+---------+----------------+</text:p>
      <text:p text:style-name="P1">| job_id <text:s text:c="4"/>| int(11) <text:s text:c="4"/>| NO <text:s text:c="2"/>| PRI | NULL <text:s text:c="3"/>| auto_increment |</text:p>
      <text:p text:style-name="P1">| job_title <text:s/>| varchar(20) | YES <text:s/>| <text:s text:c="4"/>| NULL <text:s text:c="3"/>| <text:s text:c="15"/>|</text:p>
      <text:p text:style-name="P1">| min_salary | int(11) <text:s text:c="4"/>| YES <text:s/>| <text:s text:c="4"/>| NULL <text:s text:c="3"/>| <text:s text:c="15"/>|</text:p>
      <text:p text:style-name="P1">| max_salary | int(11) <text:s text:c="4"/>| YES <text:s/>| <text:s text:c="4"/>| NULL <text:s text:c="3"/>| <text:s text:c="15"/>|</text:p>
      <text:p text:style-name="P1">+------------+-------------+------+-----+---------+----------------+</text:p>
      <text:p text:style-name="P1">4 rows in set (0.01 sec)</text:p>
      <text:p text:style-name="P1"/>
      <text:p text:style-name="P1">mysql&gt; select * from regions;</text:p>
      <text:p text:style-name="P1">+-----------+-------------+</text:p>
      <text:p text:style-name="P1">| region_id | region_name |</text:p>
      <text:p text:style-name="P1">+-----------+-------------+</text:p>
      <text:p text:style-name="P1">| <text:s text:c="8"/>1 | America <text:s text:c="4"/>|</text:p>
      <text:p text:style-name="P1">| <text:s text:c="8"/>2 | Asia <text:s text:c="7"/>|</text:p>
      <text:p text:style-name="P1">| <text:s text:c="8"/>3 | Europe <text:s text:c="5"/>|</text:p>
      <text:p text:style-name="P1">| <text:s text:c="8"/>4 | Africa <text:s text:c="5"/>|</text:p>
      <text:p text:style-name="P1">+-----------+-------------+</text:p>
      <text:p text:style-name="P1">4 rows in set (0.00 sec)</text:p>
      <text:p text:style-name="P1"/>
      <text:p text:style-name="P1">mysql&gt; select * from country;</text:p>
      <text:p text:style-name="P1">ERROR 1146 (42S02): Table 'jobs.country' doesn't exist</text:p>
      <text:p text:style-name="P1">mysql&gt; select * from countries;</text:p>
      <text:p text:style-name="P1">+-------------+---------------+-----------+</text:p>
      <text:p text:style-name="P1">| countrie_id | countrie_name | region_id |</text:p>
      <text:p text:style-name="P1">+-------------+---------------+-----------+</text:p>
      <text:p text:style-name="P1">| <text:s text:c="8"/>101 | Mexico <text:s text:c="7"/>| <text:s text:c="8"/>1 |</text:p>
      <text:p text:style-name="P1">| <text:s text:c="8"/>102 | Cuba <text:s text:c="9"/>| <text:s text:c="8"/>1 |</text:p>
      <text:p text:style-name="P1"><text:soft-page-break/>| <text:s text:c="8"/>103 | India <text:s text:c="8"/>| <text:s text:c="8"/>2 |</text:p>
      <text:p text:style-name="P1">| <text:s text:c="8"/>104 | Sreelanka <text:s text:c="4"/>| <text:s text:c="8"/>2 |</text:p>
      <text:p text:style-name="P1">| <text:s text:c="8"/>105 | Germany <text:s text:c="6"/>| <text:s text:c="8"/>3 |</text:p>
      <text:p text:style-name="P1">| <text:s text:c="8"/>106 | Nigeria <text:s text:c="6"/>| <text:s text:c="8"/>4 |</text:p>
      <text:p text:style-name="P1">+-------------+---------------+-----------+</text:p>
      <text:p text:style-name="P1">6 rows in set (0.00 sec)</text:p>
      <text:p text:style-name="P1"/>
      <text:p text:style-name="P1">mysql&gt; select * from locations;</text:p>
      <text:p text:style-name="P1">+-------------+----------------+-------------+----------+----------------+-------------+</text:p>
      <text:p text:style-name="P1">| location_id | street_address | postal_code | city <text:s text:c="4"/>| state_province | countrie_id |</text:p>
      <text:p text:style-name="P1">+-------------+----------------+-------------+----------+----------------+-------------+</text:p>
      <text:p text:style-name="P1">| <text:s text:c="7"/>1700 | Downtown <text:s text:c="6"/>| 691554 <text:s text:c="5"/>| Palenque | chipas <text:s text:c="8"/>| <text:s text:c="8"/>101 |</text:p>
      <text:p text:style-name="P1">| <text:s text:c="7"/>1701 | Dominica <text:s text:c="6"/>| 691557 <text:s text:c="5"/>| Mariel <text:s text:c="2"/>| Artemisa <text:s text:c="6"/>| <text:s text:c="8"/>102 |</text:p>
      <text:p text:style-name="P1">+-------------+----------------+-------------+----------+----------------+-------------+</text:p>
      <text:p text:style-name="P1">2 rows in set (0.00 sec)</text:p>
      <text:p text:style-name="P1"/>
      <text:p text:style-name="P1">mysql&gt; insert into locations values(1702,"Panambally Nagar",691566,"Kochi","Kerala",103),(1703,"Nawala Road",691568,"Colombo","Sabaragamuwa",10</text:p>
      <text:p text:style-name="P1">4),(1704,"Kastanienallee",691555,"Berlinale","Berlin",105),(1705,"Africa Avenue ",691588,"Nilamey","Niger",106);</text:p>
      <text:p text:style-name="P1">Query OK, 4 rows affected (0.07 sec)</text:p>
      <text:p text:style-name="P1">Records: 4 <text:s/>Duplicates: 0 <text:s/>Warnings: 0</text:p>
      <text:p text:style-name="P1"/>
      <text:p text:style-name="P1">mysql&gt; select * from locations;</text:p>
      <text:p text:style-name="P1">+-------------+------------------+-------------+-----------+----------------+-------------+</text:p>
      <text:p text:style-name="P1">| location_id | street_address <text:s text:c="2"/>| postal_code | city <text:s text:c="5"/>| state_province | countrie_id |</text:p>
      <text:p text:style-name="P1">+-------------+------------------+-------------+-----------+----------------+-------------+</text:p>
      <text:p text:style-name="P1">| <text:s text:c="7"/>1700 | Downtown <text:s text:c="8"/>| 691554 <text:s text:c="5"/>| Palenque <text:s/>| chipas <text:s text:c="8"/>| <text:s text:c="8"/>101 |</text:p>
      <text:p text:style-name="P1">| <text:s text:c="7"/>1701 | Dominica <text:s text:c="8"/>| 691557 <text:s text:c="5"/>| Mariel <text:s text:c="3"/>| Artemisa <text:s text:c="6"/>| <text:s text:c="8"/>102 |</text:p>
      <text:p text:style-name="P1">| <text:s text:c="7"/>1702 | Panambally Nagar | 691566 <text:s text:c="5"/>| Kochi <text:s text:c="4"/>| Kerala <text:s text:c="8"/>| <text:s text:c="8"/>103 |</text:p>
      <text:p text:style-name="P1">| <text:s text:c="7"/>1703 | Nawala Road <text:s text:c="5"/>| 691568 <text:s text:c="5"/>| Colombo <text:s text:c="2"/>| Sabaragamuwa <text:s text:c="2"/>| <text:s text:c="8"/>104 |</text:p>
      <text:p text:style-name="P1">| <text:s text:c="7"/>1704 | Kastanienallee <text:s text:c="2"/>| 691555 <text:s text:c="5"/>| Berlinale | Berlin <text:s text:c="8"/>| <text:s text:c="8"/>105 |</text:p>
      <text:p text:style-name="P1">| <text:s text:c="7"/>1705 | Africa Avenue <text:s text:c="3"/>| 691588 <text:s text:c="5"/>| Nilamey <text:s text:c="2"/>| Niger <text:s text:c="9"/>| <text:s text:c="8"/>106 |</text:p>
      <text:p text:style-name="P1">+-------------+------------------+-------------+-----------+----------------+-------------+</text:p>
      <text:p text:style-name="P1">6 rows in set (0.00 sec)</text:p>
      <text:p text:style-name="P1"/>
      <text:p text:style-name="P1">mysql&gt; desc departments;</text:p>
      <text:p text:style-name="P1">+-----------------+-------------+------+-----+---------+----------------+</text:p>
      <text:p text:style-name="P1">| Field <text:s text:c="10"/>| Type <text:s text:c="7"/>| Null | Key | Default | Extra <text:s text:c="9"/>|</text:p>
      <text:p text:style-name="P1">+-----------------+-------------+------+-----+---------+----------------+</text:p>
      <text:p text:style-name="P1">| department_id <text:s text:c="2"/>| int(11) <text:s text:c="4"/>| NO <text:s text:c="2"/>| PRI | NULL <text:s text:c="3"/>| auto_increment |</text:p>
      <text:p text:style-name="P1">| department_name | varchar(30) | YES <text:s/>| <text:s text:c="4"/>| NULL <text:s text:c="3"/>| <text:s text:c="15"/>|</text:p>
      <text:p text:style-name="P1">| location_id <text:s text:c="4"/>| int(11) <text:s text:c="4"/>| YES <text:s/>| MUL | NULL <text:s text:c="3"/>| <text:s text:c="15"/>|</text:p>
      <text:p text:style-name="P1">+-----------------+-------------+------+-----+---------+----------------+</text:p>
      <text:p text:style-name="P1">3 rows in set (0.00 sec)</text:p>
      <text:p text:style-name="P1"/>
      <text:p text:style-name="P1">mysql&gt; <text:s/>insert into locations values(1706,"Chandni Chowk",691544,"Delhi","Delhi",103);</text:p>
      <text:p text:style-name="P1">Query OK, 1 row affected (0.05 sec)</text:p>
      <text:p text:style-name="P1"/>
      <text:p text:style-name="P1"><text:soft-page-break/>mysql&gt; select * from locations;</text:p>
      <text:p text:style-name="P1">+-------------+------------------+-------------+-----------+----------------+-------------+</text:p>
      <text:p text:style-name="P1">| location_id | street_address <text:s text:c="2"/>| postal_code | city <text:s text:c="5"/>| state_province | countrie_id |</text:p>
      <text:p text:style-name="P1">+-------------+------------------+-------------+-----------+----------------+-------------+</text:p>
      <text:p text:style-name="P1">| <text:s text:c="7"/>1700 | Downtown <text:s text:c="8"/>| 691554 <text:s text:c="5"/>| Palenque <text:s/>| chipas <text:s text:c="8"/>| <text:s text:c="8"/>101 |</text:p>
      <text:p text:style-name="P1">| <text:s text:c="7"/>1701 | Dominica <text:s text:c="8"/>| 691557 <text:s text:c="5"/>| Mariel <text:s text:c="3"/>| Artemisa <text:s text:c="6"/>| <text:s text:c="8"/>102 |</text:p>
      <text:p text:style-name="P1">| <text:s text:c="7"/>1702 | Panambally Nagar | 691566 <text:s text:c="5"/>| Kochi <text:s text:c="4"/>| Kerala <text:s text:c="8"/>| <text:s text:c="8"/>103 |</text:p>
      <text:p text:style-name="P1">| <text:s text:c="7"/>1703 | Nawala Road <text:s text:c="5"/>| 691568 <text:s text:c="5"/>| Colombo <text:s text:c="2"/>| Sabaragamuwa <text:s text:c="2"/>| <text:s text:c="8"/>104 |</text:p>
      <text:p text:style-name="P1">| <text:s text:c="7"/>1704 | Kastanienallee <text:s text:c="2"/>| 691555 <text:s text:c="5"/>| Berlinale | Berlin <text:s text:c="8"/>| <text:s text:c="8"/>105 |</text:p>
      <text:p text:style-name="P1">| <text:s text:c="7"/>1705 | Africa Avenue <text:s text:c="3"/>| 691588 <text:s text:c="5"/>| Nilamey <text:s text:c="2"/>| Niger <text:s text:c="9"/>| <text:s text:c="8"/>106 |</text:p>
      <text:p text:style-name="P1">| <text:s text:c="7"/>1706 | Chandni Chowk <text:s text:c="3"/>| 691544 <text:s text:c="5"/>| Delhi <text:s text:c="4"/>| Delhi <text:s text:c="9"/>| <text:s text:c="8"/>103 |</text:p>
      <text:p text:style-name="P1">+-------------+------------------+-------------+-----------+----------------+-------------+</text:p>
      <text:p text:style-name="P1">7 rows in set (0.01 sec)</text:p>
      <text:p text:style-name="P1"/>
      <text:p text:style-name="P1">mysql&gt; insert into departments values(1,"Sales",1700),(2,"Operations",1701),(3,"Marketing",1702),(4,"Security",1703),(5,"Human resource",1704),(6,"Admin",1705), (7 ,"Customer support",1706);</text:p>
      <text:p text:style-name="P1">ERROR 1064 (42000): You have an error in your SQL syntax; check the manual that corresponds to your MySQL server version for the right syntax to use near '"Customer support",1706)' at line 1</text:p>
      <text:p text:style-name="P1">mysql&gt; insert into departments values(1,"Sales",1700),(2,"Operations",1701),(3,"Marketing",1702),(4,"Security",1703),(5,"Human resource",1704),(6,"Admin",1705),(7,,"Customer support",1706);</text:p>
      <text:p text:style-name="P1">ERROR 1064 (42000): You have an error in your SQL syntax; check the manual that corresponds to your MySQL server version for the right syntax to use near '"Customer support",1706)' at line 1</text:p>
      <text:p text:style-name="P1">mysql&gt; </text:p>
      <text:p text:style-name="P1">mysql&gt; </text:p>
      <text:p text:style-name="P1">mysql&gt; insert into departments values(1,"Sales",1700),(2,"Operations",1701),(3,"Marketing",1702),(4,"Security",1703),(5,"Human resource",1704),(6,"Admin",1705),(7,"Customer support",1706);</text:p>
      <text:p text:style-name="P1">Query OK, 7 rows affected (0.05 sec)</text:p>
      <text:p text:style-name="P1">Records: 7 <text:s/>Duplicates: 0 <text:s/>Warnings: 0</text:p>
      <text:p text:style-name="P1"/>
      <text:p text:style-name="P1">mysql&gt; select * from departments;</text:p>
      <text:p text:style-name="P1">+---------------+------------------+-------------+</text:p>
      <text:p text:style-name="P1">| department_id | department_name <text:s/>| location_id |</text:p>
      <text:p text:style-name="P1">+---------------+------------------+-------------+</text:p>
      <text:p text:style-name="P1">| <text:s text:c="12"/>1 | Sales <text:s text:c="11"/>| <text:s text:c="7"/>1700 |</text:p>
      <text:p text:style-name="P1">| <text:s text:c="12"/>2 | Operations <text:s text:c="6"/>| <text:s text:c="7"/>1701 |</text:p>
      <text:p text:style-name="P1">| <text:s text:c="12"/>3 | Marketing <text:s text:c="7"/>| <text:s text:c="7"/>1702 |</text:p>
      <text:p text:style-name="P1">| <text:s text:c="12"/>4 | Security <text:s text:c="8"/>| <text:s text:c="7"/>1703 |</text:p>
      <text:p text:style-name="P1">| <text:s text:c="12"/>5 | Human resource <text:s text:c="2"/>| <text:s text:c="7"/>1704 |</text:p>
      <text:p text:style-name="P1">| <text:s text:c="12"/>6 | Admin <text:s text:c="11"/>| <text:s text:c="7"/>1705 |</text:p>
      <text:p text:style-name="P1">| <text:s text:c="12"/>7 | Customer support | <text:s text:c="7"/>1706 |</text:p>
      <text:p text:style-name="P1">+---------------+------------------+-------------+</text:p>
      <text:p text:style-name="P1">7 rows in set (0.00 sec)</text:p>
      <text:p text:style-name="P1"/>
      <text:p text:style-name="P1">mysql&gt; desc employees;</text:p>
      <text:p text:style-name="P1">ERROR 1146 (42S02): Table 'jobs.employees' doesn't exist</text:p>
      <text:p text:style-name="P1">mysql&gt; desc employee;</text:p>
      <text:p text:style-name="P1">+---------------+-------------+------+-----+---------+----------------+</text:p>
      <text:p text:style-name="P1">| Field <text:s text:c="8"/>| Type <text:s text:c="7"/>| Null | Key | Default | Extra <text:s text:c="9"/>|</text:p>
      <text:p text:style-name="P1">+---------------+-------------+------+-----+---------+----------------+</text:p>
      <text:p text:style-name="P1"><text:soft-page-break/>| employee_id <text:s text:c="2"/>| int(11) <text:s text:c="4"/>| NO <text:s text:c="2"/>| PRI | NULL <text:s text:c="3"/>| auto_increment |</text:p>
      <text:p text:style-name="P1">| first_name <text:s text:c="3"/>| varchar(20) | YES <text:s/>| <text:s text:c="4"/>| NULL <text:s text:c="3"/>| <text:s text:c="15"/>|</text:p>
      <text:p text:style-name="P1">| last_name <text:s text:c="4"/>| varchar(20) | YES <text:s/>| <text:s text:c="4"/>| NULL <text:s text:c="3"/>| <text:s text:c="15"/>|</text:p>
      <text:p text:style-name="P1">| email <text:s text:c="8"/>| varchar(30) | YES <text:s/>| <text:s text:c="4"/>| NULL <text:s text:c="3"/>| <text:s text:c="15"/>|</text:p>
      <text:p text:style-name="P1">| phone_number <text:s/>| int(12) <text:s text:c="4"/>| YES <text:s/>| <text:s text:c="4"/>| NULL <text:s text:c="3"/>| <text:s text:c="15"/>|</text:p>
      <text:p text:style-name="P1">| hire_date <text:s text:c="4"/>| date <text:s text:c="7"/>| YES <text:s/>| <text:s text:c="4"/>| NULL <text:s text:c="3"/>| <text:s text:c="15"/>|</text:p>
      <text:p text:style-name="P1">| job_id <text:s text:c="7"/>| int(11) <text:s text:c="4"/>| YES <text:s/>| MUL | NULL <text:s text:c="3"/>| <text:s text:c="15"/>|</text:p>
      <text:p text:style-name="P1">| salary <text:s text:c="7"/>| int(11) <text:s text:c="4"/>| YES <text:s/>| <text:s text:c="4"/>| NULL <text:s text:c="3"/>| <text:s text:c="15"/>|</text:p>
      <text:p text:style-name="P1">| manager_id <text:s text:c="3"/>| int(11) <text:s text:c="4"/>| YES <text:s/>| MUL | NULL <text:s text:c="3"/>| <text:s text:c="15"/>|</text:p>
      <text:p text:style-name="P1">| department_id | int(11) <text:s text:c="4"/>| YES <text:s/>| MUL | NULL <text:s text:c="3"/>| <text:s text:c="15"/>|</text:p>
      <text:p text:style-name="P1">+---------------+-------------+------+-----+---------+----------------+</text:p>
      <text:p text:style-name="P1">10 rows in set (0.00 sec)</text:p>
      <text:p text:style-name="P1"/>
      <text:p text:style-name="P1">mysql&gt; desc jobs;</text:p>
      <text:p text:style-name="P1">+------------+-------------+------+-----+---------+----------------+</text:p>
      <text:p text:style-name="P1">| Field <text:s text:c="5"/>| Type <text:s text:c="7"/>| Null | Key | Default | Extra <text:s text:c="9"/>|</text:p>
      <text:p text:style-name="P1">+------------+-------------+------+-----+---------+----------------+</text:p>
      <text:p text:style-name="P1">| job_id <text:s text:c="4"/>| int(11) <text:s text:c="4"/>| NO <text:s text:c="2"/>| PRI | NULL <text:s text:c="3"/>| auto_increment |</text:p>
      <text:p text:style-name="P1">| job_title <text:s/>| varchar(20) | YES <text:s/>| <text:s text:c="4"/>| NULL <text:s text:c="3"/>| <text:s text:c="15"/>|</text:p>
      <text:p text:style-name="P1">| min_salary | int(11) <text:s text:c="4"/>| YES <text:s/>| <text:s text:c="4"/>| NULL <text:s text:c="3"/>| <text:s text:c="15"/>|</text:p>
      <text:p text:style-name="P1">| max_salary | int(11) <text:s text:c="4"/>| YES <text:s/>| <text:s text:c="4"/>| NULL <text:s text:c="3"/>| <text:s text:c="15"/>|</text:p>
      <text:p text:style-name="P1">+------------+-------------+------+-----+---------+----------------+</text:p>
      <text:p text:style-name="P1">4 rows in set (0.00 sec)</text:p>
      <text:p text:style-name="P1"/>
      <text:p text:style-name="P1">mysql&gt; insert into jobs values(5001,"Sales Executive",15000,50000);</text:p>
      <text:p text:style-name="P1">Query OK, 1 row affected (0.05 sec)</text:p>
      <text:p text:style-name="P1"/>
      <text:p text:style-name="P1">mysql&gt; select * from jobs;</text:p>
      <text:p text:style-name="P1">+--------+-----------------+------------+------------+</text:p>
      <text:p text:style-name="P1">| job_id | job_title <text:s text:c="6"/>| min_salary | max_salary |</text:p>
      <text:p text:style-name="P1">+--------+-----------------+------------+------------+</text:p>
      <text:p text:style-name="P1">| <text:s text:c="2"/>5001 | Sales Executive | <text:s text:c="5"/>15000 | <text:s text:c="5"/>50000 |</text:p>
      <text:p text:style-name="P1">+--------+-----------------+------------+------------+</text:p>
      <text:p text:style-name="P1">1 row in set (0.00 sec)</text:p>
      <text:p text:style-name="P1"/>
      <text:p text:style-name="P1">mysql&gt; insert into jobs values(5002,"Operation Analyst",18000,100000),(5003,"Social media Manager",170000,30000),(5004,"Chief Security Officer",30000,60000);</text:p>
      <text:p text:style-name="P1">ERROR 1406 (22001): Data too long for column 'job_title' at row 3</text:p>
      <text:p text:style-name="P1">mysql&gt; insert into jobs values(5002,"Operation Analyst",18000,100000),(5003,"SEO specialist",170000,30000),(5004,"Security Officer",30000,60000);</text:p>
      <text:p text:style-name="P1">Query OK, 3 rows affected (0.04 sec)</text:p>
      <text:p text:style-name="P1">Records: 3 <text:s/>Duplicates: 0 <text:s/>Warnings: 0</text:p>
      <text:p text:style-name="P1"/>
      <text:p text:style-name="P1">mysql&gt; insert into jobs values(5005,"Recruiter",12000,25000),(5006,"Administrative trainee",70000,9000),(5007,"Support Specialist",13000,80000);</text:p>
      <text:p text:style-name="P1">ERROR 1406 (22001): Data too long for column 'job_title' at row 2</text:p>
      <text:p text:style-name="P1">mysql&gt; insert into jobs values(5005,"Recruiter",8000,9000),(5006,"Office Manager",500000,150000),(5007,"Support Specialist",13000,80000);Query OK, 3 rows affected (0.05 sec)</text:p>
      <text:p text:style-name="P1">Records: 3 <text:s/>Duplicates: 0 <text:s/>Warnings: 0</text:p>
      <text:p text:style-name="P1"><text:soft-page-break/></text:p>
      <text:p text:style-name="P1">mysql&gt; select * from jobs;</text:p>
      <text:p text:style-name="P1">+--------+--------------------+------------+------------+</text:p>
      <text:p text:style-name="P1">| job_id | job_title <text:s text:c="9"/>| min_salary | max_salary |</text:p>
      <text:p text:style-name="P1">+--------+--------------------+------------+------------+</text:p>
      <text:p text:style-name="P1">| <text:s text:c="2"/>5001 | Sales Executive <text:s text:c="3"/>| <text:s text:c="5"/>15000 | <text:s text:c="5"/>50000 |</text:p>
      <text:p text:style-name="P1">| <text:s text:c="2"/>5002 | Operation Analyst <text:s/>| <text:s text:c="5"/>18000 | <text:s text:c="4"/>100000 |</text:p>
      <text:p text:style-name="P1">| <text:s text:c="2"/>5003 | SEO specialist <text:s text:c="4"/>| <text:s text:c="4"/>170000 | <text:s text:c="5"/>30000 |</text:p>
      <text:p text:style-name="P1">| <text:s text:c="2"/>5004 | Security Officer <text:s text:c="2"/>| <text:s text:c="5"/>30000 | <text:s text:c="5"/>60000 |</text:p>
      <text:p text:style-name="P1">| <text:s text:c="2"/>5005 | Recruiter <text:s text:c="9"/>| <text:s text:c="6"/>8000 | <text:s text:c="6"/>9000 |</text:p>
      <text:p text:style-name="P1">| <text:s text:c="2"/>5006 | Office Manager <text:s text:c="4"/>| <text:s text:c="4"/>500000 | <text:s text:c="4"/>150000 |</text:p>
      <text:p text:style-name="P1">| <text:s text:c="2"/>5007 | Support Specialist | <text:s text:c="5"/>13000 | <text:s text:c="5"/>80000 |</text:p>
      <text:p text:style-name="P1">+--------+--------------------+------------+------------+</text:p>
      <text:p text:style-name="P1">7 rows in set (0.00 sec)</text:p>
      <text:p text:style-name="P1"/>
      <text:p text:style-name="P1">mysql&gt; desc employee;</text:p>
      <text:p text:style-name="P1">+---------------+-------------+------+-----+---------+----------------+</text:p>
      <text:p text:style-name="P1">| Field <text:s text:c="8"/>| Type <text:s text:c="7"/>| Null | Key | Default | Extra <text:s text:c="9"/>|</text:p>
      <text:p text:style-name="P1">+---------------+-------------+------+-----+---------+----------------+</text:p>
      <text:p text:style-name="P1">| employee_id <text:s text:c="2"/>| int(11) <text:s text:c="4"/>| NO <text:s text:c="2"/>| PRI | NULL <text:s text:c="3"/>| auto_increment |</text:p>
      <text:p text:style-name="P1">| first_name <text:s text:c="3"/>| varchar(20) | YES <text:s/>| <text:s text:c="4"/>| NULL <text:s text:c="3"/>| <text:s text:c="15"/>|</text:p>
      <text:p text:style-name="P1">| last_name <text:s text:c="4"/>| varchar(20) | YES <text:s/>| <text:s text:c="4"/>| NULL <text:s text:c="3"/>| <text:s text:c="15"/>|</text:p>
      <text:p text:style-name="P1">| email <text:s text:c="8"/>| varchar(30) | YES <text:s/>| <text:s text:c="4"/>| NULL <text:s text:c="3"/>| <text:s text:c="15"/>|</text:p>
      <text:p text:style-name="P1">| phone_number <text:s/>| int(12) <text:s text:c="4"/>| YES <text:s/>| <text:s text:c="4"/>| NULL <text:s text:c="3"/>| <text:s text:c="15"/>|</text:p>
      <text:p text:style-name="P1">| hire_date <text:s text:c="4"/>| date <text:s text:c="7"/>| YES <text:s/>| <text:s text:c="4"/>| NULL <text:s text:c="3"/>| <text:s text:c="15"/>|</text:p>
      <text:p text:style-name="P1">| job_id <text:s text:c="7"/>| int(11) <text:s text:c="4"/>| YES <text:s/>| MUL | NULL <text:s text:c="3"/>| <text:s text:c="15"/>|</text:p>
      <text:p text:style-name="P1">| salary <text:s text:c="7"/>| int(11) <text:s text:c="4"/>| YES <text:s/>| <text:s text:c="4"/>| NULL <text:s text:c="3"/>| <text:s text:c="15"/>|</text:p>
      <text:p text:style-name="P1">| manager_id <text:s text:c="3"/>| int(11) <text:s text:c="4"/>| YES <text:s/>| MUL | NULL <text:s text:c="3"/>| <text:s text:c="15"/>|</text:p>
      <text:p text:style-name="P1">| department_id | int(11) <text:s text:c="4"/>| YES <text:s/>| MUL | NULL <text:s text:c="3"/>| <text:s text:c="15"/>|</text:p>
      <text:p text:style-name="P1">+---------------+-------------+------+-----+---------+----------------+</text:p>
      <text:p text:style-name="P1">10 rows in set (0.00 sec)</text:p>
      <text:p text:style-name="P1"/>
      <text:p text:style-name="P1">mysql&gt; <text:s/>insert into employee values(</text:p>
      <text:p text:style-name="P1"><text:s text:c="4"/>-&gt; 404,"Sruthy","suresh","sruthy@gmail.com",8817654032,13/06/2020,5001,17000,101,1);</text:p>
      <text:p text:style-name="P1">ERROR 1264 (22003): Out of range value for column 'phone_number' at row 1</text:p>
      <text:p text:style-name="P1">mysql&gt; insert into employee values( 404,"Sruthy","suresh","sruthy@gmail.com",7510217181,13/06/2020,5001,17000,101,1);</text:p>
      <text:p text:style-name="P1">ERROR 1264 (22003): Out of range value for column 'phone_number' at row 1</text:p>
      <text:p text:style-name="P1">mysql&gt; insert into employee values( 404,"Sruthy","suresh","sruthy@gmail.com",7518217181,13/06/2020,5001,17000,101,1);</text:p>
      <text:p text:style-name="P1">ERROR 1264 (22003): Out of range value for column 'phone_number' at row 1</text:p>
      <text:p text:style-name="P1">mysql&gt; </text:p>
      <text:p text:style-name="P1">mysql&gt; </text:p>
      <text:p text:style-name="P1">mysql&gt; insert into employee values( 404,"Sruthy","suresh","sruthy@gmail.com",518217181,13/06/2020,5001,17000,101,1);</text:p>
      <text:p text:style-name="P1">ERROR 1292 (22007): Incorrect date value: '0.001072607260396039' for column 'hire_date' at row 1</text:p>
      <text:p text:style-name="P1">mysql&gt; insert into employee values( 404,"Sruthy","suresh","sruthy@gmail.com",7518217181,'13-06-2020',5001,17000,101,1);</text:p>
      <text:p text:style-name="P1">ERROR 1264 (22003): Out of range value for column 'phone_number' at row 1</text:p>
      <text:p text:style-name="P1"><text:soft-page-break/>mysql&gt; insert into employee values( 404,"Sruthy","suresh","sruthy@gmail.com",718217181,'13-06-2020',5001,17000,101,1);</text:p>
      <text:p text:style-name="P1">ERROR 1292 (22007): Incorrect date value: '13-06-2020' for column 'hire_date' at row 1</text:p>
      <text:p text:style-name="P1">mysql&gt; </text:p>
      <text:p text:style-name="P1">mysql&gt; insert into employee values( 404,"Sruthy","suresh","sruthy@gmail.com",7518217181,'2020-06-03',5001,17000,101,1);</text:p>
      <text:p text:style-name="P1">ERROR 1264 (22003): Out of range value for column 'phone_number' at row 1</text:p>
      <text:p text:style-name="P1">mysql&gt; </text:p>
      <text:p text:style-name="P1">mysql&gt; insert into employee values( 404,"Sruthy","suresh","sruthy@gmail.com",758217181,'2020-06-03',5001,17000,101,1);</text:p>
      <text:p text:style-name="P1">ERROR 1452 (23000): Cannot add or update a child row: a foreign key constraint fails (`jobs`.`employee`, CONSTRAINT `employee_ibfk_2` FOREIGN KEY (`manager_id`) REFERENCES `manager` (`manager_id`))</text:p>
      <text:p text:style-name="P1">mysql&gt; </text:p>
      <text:p text:style-name="P1">mysql&gt; </text:p>
      <text:p text:style-name="P1">mysql&gt; insert into employee values( 404,"Sruthy","suresh","sruthy@gmail.com",758217181,2020-06-03,5001,17000,101,1);</text:p>
      <text:p text:style-name="P1">ERROR 1292 (22007): Incorrect date value: '2011' for column 'hire_date' at row 1</text:p>
      <text:p text:style-name="P1">mysql&gt; insert into employee values( 404,"Sruthy","suresh","sruthy@gmail.com",758217181,2020-06-03,5001,17000,101,1);</text:p>
      <text:p text:style-name="P1">ERROR 1292 (22007): Incorrect date value: '2011' for column 'hire_date' at row 1</text:p>
      <text:p text:style-name="P1">mysql&gt; </text:p>
      <text:p text:style-name="P1">mysql&gt; </text:p>
      <text:p text:style-name="P1">mysql&gt; insert into employee values( 404,"Sruthy","suresh","sruthy@gmail.com",758217181,'2020-06-03',5001,1700,101,1);</text:p>
      <text:p text:style-name="P1">ERROR 1452 (23000): Cannot add or update a child row: a foreign key constraint fails (`jobs`.`employee`, CONSTRAINT `employee_ibfk_2` FOREIGN KEY (`manager_id`) REFERENCES `manager` (`manager_id`))</text:p>
      <text:p text:style-name="P1">mysql&gt; </text:p>
      <text:p text:style-name="P1">mysql&gt; </text:p>
      <text:p text:style-name="P1">mysql&gt; insert into employee values( 404,"Sruthy","suresh","sruthy@gmail.com",758217181,'2020-06-03',5001,17000,101,1);</text:p>
      <text:p text:style-name="P1">ERROR 1452 (23000): Cannot add or update a child row: a foreign key constraint fails (`jobs`.`employee`, CONSTRAINT `employee_ibfk_2` FOREIGN KEY (`manager_id`) REFERENCES `manager` (`manager_id`))</text:p>
      <text:p text:style-name="P1">mysql&gt; select * from employee;</text:p>
      <text:p text:style-name="P1">Empty set (0.00 sec)</text:p>
      <text:p text:style-name="P1"/>
      <text:p text:style-name="P1">mysql&gt; desc manager</text:p>
      <text:p text:style-name="P1"><text:s text:c="4"/>-&gt; ;</text:p>
      <text:p text:style-name="P1">+------------+-------------+------+-----+---------+----------------+</text:p>
      <text:p text:style-name="P1">| Field <text:s text:c="5"/>| Type <text:s text:c="7"/>| Null | Key | Default | Extra <text:s text:c="9"/>|</text:p>
      <text:p text:style-name="P1">+------------+-------------+------+-----+---------+----------------+</text:p>
      <text:p text:style-name="P1">| manager_id | int(11) <text:s text:c="4"/>| NO <text:s text:c="2"/>| PRI | NULL <text:s text:c="3"/>| auto_increment |</text:p>
      <text:p text:style-name="P1">| name <text:s text:c="6"/>| varchar(20) | YES <text:s/>| <text:s text:c="4"/>| NULL <text:s text:c="3"/>| <text:s text:c="15"/>|</text:p>
      <text:p text:style-name="P1">+------------+-------------+------+-----+---------+----------------+</text:p>
      <text:p text:style-name="P1">2 rows in set (0.00 sec)</text:p>
      <text:p text:style-name="P1"/>
      <text:p text:style-name="P1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5:44:45.369566082</meta:creation-date>
    <dc:date>2023-06-27T15:45:08.460468194</dc:date>
    <meta:editing-duration>PT23S</meta:editing-duration>
    <meta:editing-cycles>1</meta:editing-cycles>
    <meta:document-statistic meta:table-count="0" meta:image-count="0" meta:object-count="0" meta:page-count="6" meta:paragraph-count="240" meta:word-count="1962" meta:character-count="15291" meta:non-whitespace-character-count="11768"/>
    <meta:generator>LibreOffice/5.1.6.2$Linux_X86_64 LibreOffice_project/10m0$Build-2</meta:generator>
  </office:meta>
</office:document-meta>
</file>